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1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03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1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0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1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1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1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0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31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6-2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6-26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6-23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6-1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5-22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4-24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3-27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2-1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3-01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12-1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11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10-2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09-27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08-17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08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07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07-2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06-24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05-2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05-0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04-2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03-21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03-0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02-21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2-01-2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1-12-1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1-11-1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1-10-20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1-09-1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1-08-2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1-07-2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1-06-2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1-05-2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1-04-20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1-03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1-02-2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1-01-2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0-12-1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0-11-2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0-10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0-09-1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0-08-2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0-07-2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0-06-2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0-05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0-04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0-03-2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0-02-2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20-01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9-12-1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9-11-2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9-10-2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9-09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9-08-2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9-07-1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9-06-2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9-05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9-04-1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9-03-2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9-02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9-01-1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8-12-1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8-11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8-10-1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8-09-2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8-08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15073212401</text:p>
          </table:table-cell>
          <table:table-cell office:value-type="string" calcext:value-type="string">
            <text:p>MA-GMW 2R GREAT BARRINGTON, MA</text:p>
          </table:table-cell>
          <table:table-cell office:value-type="string" calcext:value-type="string">
            <text:p>2018-07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86" meta:object-count="0"/>
    <meta:user-defined meta:name="AppVersion">3.0</meta:user-defined>
  </office:meta>
</office:document-meta>
</file>